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999cm" table:align="left" style:shadow="none"/>
    </style:style>
    <style:style style:name="Table2.A" style:family="table-column">
      <style:table-column-properties style:column-width="3.154cm"/>
    </style:style>
    <style:style style:name="Table2.B" style:family="table-column">
      <style:table-column-properties style:column-width="14.845cm"/>
    </style:style>
    <style:style style:name="Table2.A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le2.B1" style:family="table-cell">
      <style:table-cell-properties fo:padding="0.097cm" fo:border="0.002cm solid #999999"/>
    </style:style>
    <style:style style:name="Table2.A2" style:family="table-cell">
      <style:table-cell-properties fo:padding="0.097cm" fo:border-left="0.002cm solid #999999" fo:border-right="none" fo:border-top="none" fo:border-bottom="0.002cm solid #999999"/>
    </style:style>
    <style:style style:name="Table2.B2" style:family="table-cell">
      <style:table-cell-properties fo:padding="0.097cm" fo:border-left="0.002cm solid #999999" fo:border-right="0.002cm solid #999999" fo:border-top="none" fo:border-bottom="0.002cm solid #999999"/>
    </style:style>
    <style:style style:name="Table1" style:family="table">
      <style:table-properties style:width="18.02cm" fo:margin-left="-0.018cm" fo:margin-right="0cm" table:align="margins" style:shadow="none"/>
    </style:style>
    <style:style style:name="Table1.A" style:family="table-column">
      <style:table-column-properties style:column-width="0.43cm" style:rel-column-width="258*"/>
    </style:style>
    <style:style style:name="Table1.B" style:family="table-column">
      <style:table-column-properties style:column-width="6.68cm" style:rel-column-width="3997*"/>
    </style:style>
    <style:style style:name="Table1.C" style:family="table-column">
      <style:table-column-properties style:column-width="4.641cm" style:rel-column-width="2777*"/>
    </style:style>
    <style:style style:name="Table1.D" style:family="table-column">
      <style:table-column-properties style:column-width="6.267cm" style:rel-column-width="3750*"/>
    </style:style>
    <style:style style:name="Table1.1" style:family="table-row">
      <style:table-row-properties style:min-row-height="0.586cm"/>
    </style:style>
    <style:style style:name="Table1.A1" style:family="table-cell" style:data-style-name="N0">
      <style:table-cell-properties fo:padding="0.097cm" fo:border-left="0.002cm solid #999999" fo:border-right="none" fo:border-top="0.002cm solid #999999" fo:border-bottom="0.002cm solid #999999"/>
    </style:style>
    <style:style style:name="Table1.B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le1.D1" style:family="table-cell">
      <style:table-cell-properties fo:padding="0.097cm" fo:border="0.002cm solid #999999"/>
    </style:style>
    <style:style style:name="Table1.A2" style:family="table-cell" style:data-style-name="N0">
      <style:table-cell-properties fo:padding="0.097cm" fo:border-left="0.002cm solid #999999" fo:border-right="none" fo:border-top="none" fo:border-bottom="0.002cm solid #999999"/>
    </style:style>
    <style:style style:name="Table1.B2" style:family="table-cell">
      <style:table-cell-properties fo:padding="0.097cm" fo:border-left="0.002cm solid #999999" fo:border-right="none" fo:border-top="none" fo:border-bottom="0.002cm solid #999999"/>
    </style:style>
    <style:style style:name="Table1.D2" style:family="table-cell">
      <style:table-cell-properties fo:padding="0.097cm" fo:border-left="0.002cm solid #999999" fo:border-right="0.002cm solid #999999" fo:border-top="none" fo:border-bottom="0.002cm solid #999999"/>
    </style:style>
    <style:style style:name="Table3" style:family="table">
      <style:table-properties style:width="18.002cm" table:align="margins" style:shadow="none"/>
    </style:style>
    <style:style style:name="Table3.A" style:family="table-column">
      <style:table-column-properties style:column-width="1.12cm" style:rel-column-width="670*"/>
    </style:style>
    <style:style style:name="Table3.B" style:family="table-column">
      <style:table-column-properties style:column-width="16.882cm" style:rel-column-width="10102*"/>
    </style:style>
    <style:style style:name="Table3.A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le3.B1" style:family="table-cell">
      <style:table-cell-properties fo:padding="0.097cm" fo:border="0.002cm solid #999999"/>
    </style:style>
    <style:style style:name="Table3.A2" style:family="table-cell">
      <style:table-cell-properties fo:padding="0.097cm" fo:border-left="0.002cm solid #999999" fo:border-right="none" fo:border-top="none" fo:border-bottom="0.002cm solid #999999"/>
    </style:style>
    <style:style style:name="Table3.B2" style:family="table-cell">
      <style:table-cell-properties fo:padding="0.097cm" fo:border-left="0.002cm solid #999999" fo:border-right="0.002cm solid #999999" fo:border-top="none" fo:border-bottom="0.002cm solid #999999"/>
    </style:style>
    <style:style style:name="Table4" style:family="table">
      <style:table-properties style:width="17.999cm" table:align="left"/>
    </style:style>
    <style:style style:name="Table4.A" style:family="table-column">
      <style:table-column-properties style:column-width="6.551cm"/>
    </style:style>
    <style:style style:name="Table4.B" style:family="table-column">
      <style:table-column-properties style:column-width="11.44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digoEx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left="0.57cm" fo:margin-right="-0.007cm" fo:text-indent="0cm" style:auto-text-indent="false"/>
    </style:style>
    <style:style style:name="P5" style:family="paragraph" style:parent-style-name="Table_20_Contents">
      <style:paragraph-properties fo:margin-left="0.57cm" fo:margin-right="-0.007cm" fo:text-indent="0cm" style:auto-text-indent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1.09cm" fo:margin-right="-0.007cm" fo:text-indent="-0.522cm" style:auto-text-indent="false">
        <style:tab-stops/>
      </style:paragraph-properties>
      <style:text-properties fo:font-size="10pt" style:font-size-asian="10pt" style:font-size-complex="10pt"/>
    </style:style>
    <style:style style:name="P7" style:family="paragraph" style:parent-style-name="CodigoEx">
      <style:paragraph-properties fo:text-align="center" style:justify-single-word="false"/>
      <style:text-properties fo:color="#660066" fo:font-size="10pt" fo:font-weight="bold" style:font-size-asian="10pt" style:font-weight-asian="bold" style:font-size-complex="10pt" style:font-weight-complex="bold"/>
    </style:style>
    <style:style style:name="P8" style:family="paragraph" style:parent-style-name="CodigoEx">
      <style:paragraph-properties fo:text-align="center" style:justify-single-word="false"/>
      <style:text-properties fo:color="#ff6309" fo:font-size="10pt" fo:font-weight="bold" style:font-size-asian="10pt" style:font-weight-asian="bold" style:font-size-complex="10pt" style:font-weight-complex="bold"/>
    </style:style>
    <style:style style:name="P9" style:family="paragraph" style:parent-style-name="CodigoEx">
      <style:paragraph-properties fo:text-align="center" style:justify-single-word="false"/>
      <style:text-properties fo:color="#008000" fo:font-size="10pt" fo:font-weight="bold" style:font-size-asian="10pt" style:font-weight-asian="bold" style:font-size-complex="10pt" style:font-weight-complex="bold"/>
    </style:style>
    <style:style style:name="P10" style:family="paragraph" style:parent-style-name="CodigoEx">
      <style:paragraph-properties fo:text-align="center" style:justify-single-word="false"/>
      <style:text-properties fo:color="#0000ff" fo:font-size="10pt" fo:font-weight="bold" style:font-size-asian="10pt" style:font-weight-asian="bold" style:font-size-complex="10pt" style:font-weight-complex="bold"/>
    </style:style>
    <style:style style:name="P11" style:family="paragraph" style:parent-style-name="CodigoEx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12" style:family="paragraph" style:parent-style-name="CodigoEx">
      <style:text-properties fo:font-weight="bold" style:font-weight-asian="bold" style:font-weight-complex="bold"/>
    </style:style>
    <style:style style:name="P13" style:family="paragraph" style:parent-style-name="CodigoEx"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CodigoEx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left="1.272cm" fo:margin-right="-0.007cm" fo:text-indent="-0.684cm" style:auto-text-indent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Table_20_Contents">
      <style:text-properties style:font-name="Arial" style:font-name-asian="DejaVu Sans" style:font-name-complex="DejaVu Sans"/>
    </style:style>
    <style:style style:name="P18" style:family="paragraph" style:parent-style-name="Table_20_Contents">
      <style:paragraph-properties fo:margin-left="0.101cm" fo:margin-right="-0.007cm" fo:text-indent="-0.018cm" style:auto-text-indent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Heading_20_2">
      <style:text-properties fo:color="#660066"/>
    </style:style>
    <style:style style:name="P20" style:family="paragraph" style:parent-style-name="Heading_20_2">
      <style:text-properties fo:color="#000000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ff6309"/>
    </style:style>
    <style:style style:name="T5" style:family="text">
      <style:text-properties fo:color="#ff6309" fo:font-size="10pt" style:font-size-asian="10pt" style:font-size-complex="10pt"/>
    </style:style>
    <style:style style:name="T6" style:family="text">
      <style:text-properties fo:color="#6600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b3b3b3" style:background-transparency="0%" fo:padding="0.15cm" fo:border="none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1" text:anchor-type="paragraph" svg:x="-0.009cm" svg:y="-0.005cm" svg:width="18.029cm" svg:height="2cm" draw:z-index="0"><draw:text-box><text:p text:style-name="Frame_20_contents"/></draw:text-box></draw:frame>Formatação avançada em Python</text:h>
      <text:p text:style-name="Text_20_body"><text:span text:style-name="T8">A partir do Python 2.6 existe uma nova notação para formatação de strings, números e outros objetos, substituindo a formatação com o operador </text:span><text:span text:style-name="CarCodigoEx"><text:span text:style-name="T8">%</text:span></text:span><text:span text:style-name="T8">. Esta notação é usada principalmente em dois contextos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contexto de uso</text:p>
          </table:table-cell>
          <table:table-cell table:style-name="Table4.B1" office:value-type="string">
            <text:p text:style-name="P17">exemplo de uso</text:p>
          </table:table-cell>
        </table:table-row>
        <table:table-row>
          <table:table-cell table:style-name="Table4.A2" office:value-type="string">
            <text:p text:style-name="Table_20_Contents">Função <text:span text:style-name="T18">built-in</text:span> <text:s/><text:span text:style-name="CarCodigoEx">format(valor, ➊)</text:span> onde <text:s/><text:span text:style-name="CarCodigoEx">➊ </text:span>é uma especificação de formato.</text:p>
          </table:table-cell>
          <table:table-cell table:style-name="Table4.B2" office:value-type="string">
            <text:p text:style-name="P1">&gt;&gt;&gt; format(math.pi, '6.3f')<text:line-break/>' 3.142'</text:p>
          </table:table-cell>
        </table:table-row>
        <table:table-row>
          <table:table-cell table:style-name="Table4.A2" office:value-type="string">
            <text:p text:style-name="Table_20_Contents">Método <text:span text:style-name="CarCodigoEx">str.format(*args, **kwargs),</text:span> aplicado sobre uma string marcada com <text:span text:style-name="CarCodigoEx"><text:span text:style-name="T9">{➋:➊}</text:span></text:span> onde:</text:p>
            <text:p text:style-name="Table_20_Contents"><text:span text:style-name="CarCodigoEx">➋</text:span><text:span text:style-name="CarCodigoEx"> </text:span>é uma especificação de valor e</text:p>
            <text:p text:style-name="Table_20_Contents"><text:span text:style-name="CarCodigoEx"><text:span text:style-name="T9">➊</text:span></text:span><text:span text:style-name="CarCodigoEx"> </text:span>é uma especificação de formato.</text:p>
          </table:table-cell>
          <table:table-cell table:style-name="Table4.B2" office:value-type="string">
            <text:p text:style-name="P1">&gt;&gt;&gt; fmt = 'valor de {0} com 4 casas: {0:.4f}'<text:line-break/>&gt;&gt;&gt; fmt.format(math.pi)<text:line-break/>'valor de 3.14159265359 com 4 casas: 3.1416'<text:line-break/>&gt;&gt;&gt; fmt2 = 'valor de {0} com {n:02} casas: {0:.{n}f}'<text:line-break/>&gt;&gt;&gt; fmt2.format(math.pi, n=5)<text:line-break/>'valor de 3.14159265359 com 05 casas: 3.14159'</text:p>
          </table:table-cell>
        </table:table-row>
      </table:table>
      <text:h text:style-name="Heading_20_1" text:outline-level="1">➊ Especificação de formato</text:h>
      <text:p text:style-name="P15">Sintaxe (todos os elementos são opcionais):</text:p>
      <text:p text:style-name="P13"><text:span text:style-name="T6">«alinhamento»</text:span><text:span text:style-name="T4">«sinal»</text:span>#<text:span text:style-name="T1">«largura»</text:span>,<text:span text:style-name="T3">«.precisao»</text:span><text:span text:style-name="T2">«tipo»</text:span></text:p>
      <text:h text:style-name="Heading_20_2" text:outline-level="2">Elementos do formato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«alinhamento»</text:p>
          </table:table-cell>
          <table:table-cell table:style-name="Table2.B1" office:value-type="string">
            <text:p text:style-name="P2">Um dos caracteres <text:span text:style-name="CarCodigoEx">&lt;</text:span>, <text:span text:style-name="CarCodigoEx">^</text:span>, <text:span text:style-name="CarCodigoEx">&gt;</text:span> ou <text:span text:style-name="CarCodigoEx">=</text:span>, indicando:</text:p>
            <text:p text:style-name="P5"><text:span text:style-name="CarCodigoEx"><text:span text:style-name="T6">&lt;</text:span></text:span><text:span text:style-name="CarCodigoEx"> </text:span><text:s/>alinhamento à esquerda</text:p>
            <text:p text:style-name="P5"><text:span text:style-name="CarCodigoEx"><text:span text:style-name="T6">^</text:span></text:span><text:span text:style-name="CarCodigoEx"> </text:span><text:s/>centralizado</text:p>
            <text:p text:style-name="P5"><text:span text:style-name="CarCodigoEx"><text:span text:style-name="T6">&gt;</text:span></text:span><text:span text:style-name="CarCodigoEx"> </text:span><text:s/>à direita</text:p>
            <text:p text:style-name="P5"><text:span text:style-name="CarCodigoEx"><text:span text:style-name="T6">=</text:span></text:span><text:span text:style-name="CarCodigoEx"> </text:span><text:s/>à direita com preenchimento após o sinal</text:p>
            <text:p text:style-name="P2">O sinal de alinhamento pode ser precedido de um caractere qualquer (exceto <text:span text:style-name="CarCodigoEx">{</text:span> ou <text:span text:style-name="CarCodigoEx">}</text:span>) a ser usado em vez do espaço para preencher o campo se <text:span text:style-name="CarCodigoEx"><text:span text:style-name="T1">«largura»</text:span></text:span> for definida. Ver ex. 1, 2 e 3.</text:p>
          </table:table-cell>
        </table:table-row>
        <table:table-row>
          <table:table-cell table:style-name="Table2.A2" office:value-type="string">
            <text:p text:style-name="P8">«sinal»</text:p>
          </table:table-cell>
          <table:table-cell table:style-name="Table2.B2" office:value-type="string">
            <text:p text:style-name="Table_20_Contents"><text:span text:style-name="T8">Os caracteres </text:span><text:span text:style-name="CarCodigoEx">+</text:span><text:span text:style-name="T8">, </text:span><text:span text:style-name="CarCodigoEx">-</text:span><text:span text:style-name="T8"> ou </text:span><text:span text:style-name="CarCodigoEx">␣</text:span> (<text:span text:style-name="T8">um espaço em branco). Ver ex. 2 e 3.</text:span></text:p>
            <text:p text:style-name="P4"><text:span text:style-name="CarCodigoEx"><text:span text:style-name="T5">+</text:span></text:span><text:span text:style-name="CarCodigoEx"><text:span text:style-name="T8"> </text:span></text:span><text:span text:style-name="T8"><text:s/>exibir sinal </text:span><text:span text:style-name="CarCodigoEx"><text:span text:style-name="T8">+</text:span></text:span><text:span text:style-name="T8"> ou </text:span><text:span text:style-name="CarCodigoEx">–</text:span> <text:span text:style-name="T8">à esquerda do número</text:span></text:p>
            <text:p text:style-name="P5"><text:span text:style-name="CarCodigoEx"><text:span text:style-name="T4">-</text:span></text:span><text:span text:style-name="CarCodigoEx"> </text:span><text:s/>exibir apenas sinal <text:span text:style-name="CarCodigoEx">– </text:span>à esquerda de números negativos</text:p>
            <text:p text:style-name="P6"><text:span text:style-name="CarCodigoEx"><text:span text:style-name="T4">␣</text:span></text:span><text:span text:style-name="CarCodigoEx"> </text:span><text:s/>(espaço em branco) exibir sinal <text:span text:style-name="CarCodigoEx">– </text:span>à esquerda de números <text:s/>negativos ou espaço em branco à esquerda dos positivos.</text:p>
          </table:table-cell>
        </table:table-row>
        <table:table-row>
          <table:table-cell table:style-name="Table2.A2" office:value-type="string">
            <text:p text:style-name="P14">#</text:p>
          </table:table-cell>
          <table:table-cell table:style-name="Table2.B2" office:value-type="string">
            <text:p text:style-name="P2">Use <text:span text:style-name="CarCodigoEx">#</text:span><text:span text:style-name="T7"> </text:span><text:span text:style-name="T12">para</text:span> exibir <text:span text:style-name="CarCodigoEx">0b</text:span>, <text:span text:style-name="CarCodigoEx">0o</text:span> ou <text:span text:style-name="CarCodigoEx">0x</text:span> à esquerda do número nas apresentações de <text:span text:style-name="CarCodigoEx"><text:span text:style-name="T2">«tipo»</text:span></text:span> binário, octal ou hexadecimal.</text:p>
          </table:table-cell>
        </table:table-row>
        <table:table-row>
          <table:table-cell table:style-name="Table2.A2" office:value-type="string">
            <text:p text:style-name="P9">«largura»</text:p>
          </table:table-cell>
          <table:table-cell table:style-name="Table2.B2" office:value-type="string">
            <text:p text:style-name="P2">Número de caracteres da largura total mínima do campo. O conteúdo não é truncado se exceder essa largura. Se o conteúdo for menor, haverá preenchimento conforme o <text:span text:style-name="CarCodigoEx"><text:span text:style-name="T6">«alinhamento»</text:span></text:span> definido. Se a largura começar com um <text:span text:style-name="CarCodigoEx"><text:span text:style-name="T1">0</text:span></text:span> (zero), o campo será preenchido com zeros à esquerda (igual a <text:span text:style-name="CarCodigoEx"><text:span text:style-name="T6">«alinhamento»</text:span></text:span> <text:span text:style-name="CarCodigoEx"><text:span text:style-name="T6">0=</text:span></text:span>)</text:p>
          </table:table-cell>
        </table:table-row>
        <table:table-row>
          <table:table-cell table:style-name="Table2.A2" office:value-type="string">
            <text:p text:style-name="P14">,</text:p>
          </table:table-cell>
          <table:table-cell table:style-name="Table2.B2" office:value-type="string">
            <text:p text:style-name="P2">Exibir <text:span text:style-name="CarCodigoEx">,</text:span> (vírgula) como separador de milhares. Para obter outros separadores de milhares, use o <text:span text:style-name="CarCodigoEx"><text:span text:style-name="T2">«tipo»</text:span></text:span> <text:span text:style-name="CarCodigoEx"><text:span text:style-name="T2">n</text:span></text:span>.</text:p>
          </table:table-cell>
        </table:table-row>
        <table:table-row>
          <table:table-cell table:style-name="Table2.A2" office:value-type="string">
            <text:p text:style-name="P10">«.precisao»</text:p>
          </table:table-cell>
          <table:table-cell table:style-name="Table2.B2" office:value-type="string">
            <text:p text:style-name="Text_20_body"><text:span text:style-name="T8">Um </text:span><text:span text:style-name="CarCodigoEx">.</text:span><text:span text:style-name="T8"> (ponto) seguido de um inteiro cuja função depende do </text:span><text:span text:style-name="CarCodigoEx"><text:span text:style-name="T2">«tipo»</text:span></text:span><text:span text:style-name="T8"> especificado. <text:line-break/>No </text:span><text:span text:style-name="CarCodigoEx"><text:span text:style-name="T2">«tipo»</text:span></text:span><text:span text:style-name="T8"> </text:span><text:span text:style-name="CarCodigoEx"><text:span text:style-name="T2">s</text:span></text:span><text:span text:style-name="T11">, precisão é o número máximo de caracteres a exibir.<text:line-break/>No </text:span><text:span text:style-name="CarCodigoEx"><text:span text:style-name="T2">«tipo»</text:span></text:span><text:span text:style-name="T11"> </text:span><text:span text:style-name="CarCodigoEx"><text:span text:style-name="T2">f</text:span></text:span><text:span text:style-name="T11">, é o número de casas decimais após o ponto. <text:line-break/>No </text:span><text:span text:style-name="CarCodigoEx"><text:span text:style-name="T2">«tipo»</text:span></text:span><text:span text:style-name="T11"> </text:span><text:span text:style-name="CarCodigoEx"><text:span text:style-name="T2">g</text:span></text:span><text:span text:style-name="T10"> ou </text:span><text:span text:style-name="CarCodigoEx"><text:span text:style-name="T2">n</text:span></text:span><text:span text:style-name="T11">, é o número total de algarismos significativos.</text:span></text:p>
          </table:table-cell>
        </table:table-row>
        <table:table-row>
          <table:table-cell table:style-name="Table2.A2" office:value-type="string">
            <text:p text:style-name="P11">«tipo»</text:p>
          </table:table-cell>
          <table:table-cell table:style-name="Table2.B2" office:value-type="string">
            <text:p text:style-name="P2">Um dos caracteres abaixo (ver tabela de <text:span text:style-name="T17">Tipos de formato</text:span>):</text:p>
            <text:p text:style-name="P16"><text:span text:style-name="CarCodigoEx"><text:span text:style-name="T2">s</text:span></text:span><text:span text:style-name="CarCodigoEx"> </text:span>para apresentação de strings</text:p>
            <text:p text:style-name="P16"><text:span text:style-name="CarCodigoEx"><text:span text:style-name="T2">b c d o x X</text:span></text:span><text:span text:style-name="CarCodigoEx"> </text:span>para apresentação de números inteiros</text:p>
            <text:p text:style-name="P16"><text:span text:style-name="CarCodigoEx"><text:span text:style-name="T2">e E f F g G n %</text:span></text:span><text:span text:style-name="CarCodigoEx"> </text:span>para números de ponto flutuante</text:p>
          </table:table-cell>
        </table:table-row>
      </table:table>
      <text:h text:style-name="P20" text:outline-level="2"><text:soft-page-break/>Tipos de formato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8"><text:span text:style-name="CarCodigoEx"><text:span text:style-name="T2">s</text:span></text:span></text:p>
            </table:table-cell>
            <table:table-cell table:style-name="Table3.B1" office:value-type="string">
              <text:p text:style-name="Table_20_Contents">Exibir string.</text:p>
            </table:table-cell>
          </table:table-row>
        </table:table-header-rows>
        <table:table-row>
          <table:table-cell table:style-name="Table3.A2" office:value-type="string">
            <text:p text:style-name="P18"><text:span text:style-name="CarCodigoEx"><text:span text:style-name="T2">b</text:span></text:span></text:p>
          </table:table-cell>
          <table:table-cell table:style-name="Table3.B2" office:value-type="string">
            <text:p text:style-name="Table_20_Contents">Exibir inteiro como número binário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c</text:span></text:span></text:p>
          </table:table-cell>
          <table:table-cell table:style-name="Table3.B2" office:value-type="string">
            <text:p text:style-name="Table_20_Contents">Exibir inteiro como caractere Unicode correspondente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d</text:span></text:span></text:p>
          </table:table-cell>
          <table:table-cell table:style-name="Table3.B2" office:value-type="string">
            <text:p text:style-name="Table_20_Contents">Exibir inteiro como número decimal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o</text:span></text:span></text:p>
          </table:table-cell>
          <table:table-cell table:style-name="Table3.B2" office:value-type="string">
            <text:p text:style-name="Table_20_Contents">Exibir inteiro como número octal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x X</text:span></text:span></text:p>
          </table:table-cell>
          <table:table-cell table:style-name="Table3.B2" office:value-type="string">
            <text:p text:style-name="Table_20_Contents">Exibir inteiro como número hexadecimal (letras em caixa baixa ou alta)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e E</text:span></text:span></text:p>
          </table:table-cell>
          <table:table-cell table:style-name="Table3.B2" office:value-type="string">
            <text:p text:style-name="Table_20_Contents">Exibir número de ponto flutuante em notação exponencial (indicador do expoente em caixa baixa ou alta)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f F </text:span></text:span></text:p>
          </table:table-cell>
          <table:table-cell table:style-name="Table3.B2" office:value-type="string">
            <text:p text:style-name="Table_20_Contents">Exibir número de ponto flutuante sem usar notação exponencial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g G </text:span></text:span></text:p>
          </table:table-cell>
          <table:table-cell table:style-name="Table3.B2" office:value-type="string">
            <text:p text:style-name="Table_20_Contents">Exibir número de ponto flutuante como nos tipos <text:span text:style-name="CarCodigoEx"><text:span text:style-name="T2">e E</text:span></text:span> ou <text:span text:style-name="CarCodigoEx"><text:span text:style-name="T2">f F</text:span></text:span>, dependendo da precisão e do expoente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n </text:span></text:span></text:p>
          </table:table-cell>
          <table:table-cell table:style-name="Table3.B2" office:value-type="string">
            <text:p text:style-name="Table_20_Contents">Exibir número de ponto flutuante como no tipo <text:span text:style-name="CarCodigoEx"><text:span text:style-name="T2">g</text:span></text:span>, mas usando separadores decimal e de milhares conforme a configuração de <text:span text:style-name="CarCodigoEx">locale</text:span> ativa.</text:p>
          </table:table-cell>
        </table:table-row>
        <table:table-row>
          <table:table-cell table:style-name="Table3.A2" office:value-type="string">
            <text:p text:style-name="P18"><text:span text:style-name="CarCodigoEx"><text:span text:style-name="T2">%</text:span></text:span></text:p>
          </table:table-cell>
          <table:table-cell table:style-name="Table3.B2" office:value-type="string">
            <text:p text:style-name="Table_20_Contents">Exibir número de ponto flutuante como porcentagem, usando formato do tipo <text:span text:style-name="CarCodigoEx"><text:span text:style-name="T2">f</text:span></text:span>, com o valor multiplicado por 100 e seguido do sinal <text:span text:style-name="CarCodigoEx"><text:span text:style-name="T7">%</text:span></text:span>.</text:p>
          </table:table-cell>
        </table:table-row>
      </table:table>
      <text:p text:style-name="Text_20_body"><text:span text:style-name="T9"/></text:p>
      <text:h text:style-name="Heading_20_1" text:outline-level="1">➋ Especificação de valor</text:h>
      <text:h text:style-name="Heading_20_1" text:outline-level="1"><text:span text:style-name="T9"/></text:h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h text:style-name="Heading_20_1" text:outline-level="1">Exempl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>
              <text:p text:style-name="CodigoEx"/>
            </table:table-cell>
            <table:table-cell table:style-name="Table1.B1" office:value-type="string">
              <text:p text:style-name="P1">expressão</text:p>
            </table:table-cell>
            <table:table-cell table:style-name="Table1.B1" office:value-type="string">
              <text:p text:style-name="P1">resultado</text:p>
            </table:table-cell>
            <table:table-cell table:style-name="Table1.D1" office:value-type="string">
              <text:p text:style-name="P1">equivalente usando %</text:p>
            </table:table-cell>
          </table:table-row>
        </table:table-header-rows>
        <table:table-row table:style-name="Table1.1">
          <table:table-cell table:style-name="Table1.A2" office:value-type="float" office:value="1">
            <text:p text:style-name="CodigoEx">1</text:p>
          </table:table-cell>
          <table:table-cell table:style-name="Table1.B2" office:value-type="string">
            <text:p text:style-name="P1">format('Diretor','<text:span text:style-name="T6">.&lt;</text:span><text:span text:style-name="T1">12</text:span>') <text:s text:c="5"/></text:p>
          </table:table-cell>
          <table:table-cell table:style-name="Table1.B2" office:value-type="string">
            <text:p text:style-name="P1">'Diretor.....'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float" office:value="2">
            <text:p text:style-name="CodigoEx">2</text:p>
          </table:table-cell>
          <table:table-cell table:style-name="Table1.B2" office:value-type="string">
            <text:p text:style-name="P1">format(math.pi, '<text:span text:style-name="T6">_&gt;</text:span><text:span text:style-name="T4">+</text:span><text:span text:style-name="T1">8</text:span><text:span text:style-name="T3">.3</text:span><text:span text:style-name="T2">f</text:span>')</text:p>
          </table:table-cell>
          <table:table-cell table:style-name="Table1.B2" office:value-type="string">
            <text:p text:style-name="P1">'__+3.142'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float" office:value="3">
            <text:p text:style-name="CodigoEx">3</text:p>
          </table:table-cell>
          <table:table-cell table:style-name="Table1.B2" office:value-type="string">
            <text:p text:style-name="P1">format(123, '<text:span text:style-name="T6">0= </text:span><text:span text:style-name="T1">6</text:span><text:span text:style-name="T2">x</text:span>')</text:p>
          </table:table-cell>
          <table:table-cell table:style-name="Table1.B2" office:value-type="string">
            <text:p text:style-name="P1">' 0007b'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1">format(123, '#<text:span text:style-name="T1">06</text:span><text:span text:style-name="T2">x</text:span>')</text:p>
          </table:table-cell>
          <table:table-cell table:style-name="Table1.B2" office:value-type="string">
            <text:p text:style-name="P1">'0x007b'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1">format(12345678.9876,'<text:span text:style-name="T1">18</text:span><text:span text:style-name="T3">.10</text:span><text:span text:style-name="T2">n</text:span>')</text:p>
          </table:table-cell>
          <table:table-cell table:style-name="Table1.B2" office:value-type="string">
            <text:p text:style-name="P1">' <text:s text:c="2"/>12.345.678,9876'</text:p>
          </table:table-cell>
          <table:table-cell table:style-name="Table1.D2" office:value-type="string">
            <text:p text:style-name="P1"/>
          </table:table-cell>
        </table:table-row>
      </table:table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goEx" style:family="paragraph" style:parent-style-name="Text_20_body" style:class="extra">
      <style:text-properties style:font-name="Courier New"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DejaVu Sans1" style:font-size-asian="10pt" style:font-name-complex="Bitstream Vera Sans Mono" style:font-size-complex="10pt"/>
    </style:style>
    <style:style style:name="Frame_20_contents" style:display-name="Frame contents" style:family="paragraph" style:parent-style-name="Text_20_body" style:class="extra"/>
    <style:style style:name="CarCodigoEx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9-18T18:57:01</meta:creation-date>
    <dc:date>2011-09-19T04:02:25</dc:date>
    <dc:creator>Luciano Ramalho</dc:creator>
    <meta:editing-duration>PT02H52M14S</meta:editing-duration>
    <meta:editing-cycles>6</meta:editing-cycles>
    <meta:generator>OpenOffice.org/3.2$Unix OpenOffice.org_project/320m12$Build-9483</meta:generator>
    <meta:document-statistic meta:table-count="4" meta:image-count="0" meta:object-count="0" meta:page-count="2" meta:paragraph-count="80" meta:word-count="608" meta:character-count="3566"/>
  </office:meta>
</office:document-meta>
</file>